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Embossing Tape 3 BRK" svg:font-family="Embossing Tape 3 BRK"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5" style:parent-style-name="UBUcuerpoTrabajo" style:family="paragraph">
      <style:paragraph-properties fo:text-indent="0.4923in"/>
    </style:style>
    <style:style style:name="P6" style:parent-style-name="Textbody" style:family="paragraph">
      <style:paragraph-properties fo:text-indent="0.4923in"/>
    </style:style>
    <style:style style:name="P7" style:parent-style-name="Textbody" style:family="paragraph">
      <style:paragraph-properties fo:text-indent="0.4923in"/>
    </style:style>
    <style:style style:name="P8" style:parent-style-name="UBUcuerpoTrabajo" style:family="paragraph">
      <style:paragraph-properties fo:text-indent="0in"/>
    </style:style>
    <style:style style:name="P9" style:parent-style-name="UBUcuerpoTrabajo" style:family="paragraph">
      <style:paragraph-properties fo:text-indent="0in"/>
    </style:style>
    <style:style style:name="P10" style:parent-style-name="UBUcuerpoTrabajo" style:family="paragraph">
      <style:paragraph-properties fo:text-indent="0in"/>
    </style:style>
    <style:style style:name="P11" style:parent-style-name="UBUcuerpoTrabajo" style:family="paragraph">
      <style:paragraph-properties fo:text-indent="0in"/>
    </style:style>
  </office:automatic-styles>
  <office:body>
    <office:text text:use-soft-page-breaks="true">
      <text:h text:style-name="P1" text:outline-level="1">Conceptos teóricos</text:h>
      <text:p text:style-name="P5">A continuación, se desarrollan los conceptos teóricos necesarios para la correcta compresión del proyecto.</text:p>
      <text:h text:style-name="Título2" text:outline-level="2">Trayectoria</text:h>
      <text:p text:style-name="Textbody"><text:tab/>Una trayectoria es una serie de puntos<text:s/>formados por latitud, longitud e instante de tiempo. Estos puntos se obtienen de usuarios desplazándose entre distintas ubicaciones. Los puntos se obtienen en intervalos cortos de tiempo mediante un dispositivo que disponga de GPS. Con esto obtenemos una serie de coordenadas ordenadas de tal forma que se puede ver como se ha ido desplazando el usuario. Por usuario no solo se puede entender una persona física, también se puede tratar de un vehículo animal o en general cualquier cosa que se desplace entre puntos dentro del planeta.<text:s/></text:p>
      <text:p text:style-name="Textbody">En este proyecto vamos a distinguir entre tres tipos de trayectorias que parten de esta definición y en las cuales van “evolucionando” de las anteriores para poder obtener información.</text:p>
      <text:h text:style-name="Título2" text:outline-level="2">Trayectoria en Bruto</text:h>
      <text:p text:style-name="P6">Estas son esencialmente Trayectorias como las definidas anteriormente pero que contienen errores o pueden ser inconexas. Esto puede deberse a fallos de sincronización del GPS, una ausencia de regularidad en la toma de los datos o escasez de información.</text:p>
      <text:p text:style-name="Textbody">Dado que en este proyecto no se basa en la toma de datos no vamos a entran en los detalles concretos que pueden causar estos fallos, solo en cómo abordarlos.</text:p>
      <text:p text:style-name="Textbody">Estas trayectorias en bruto para que puedan ser interpretadas correctamente primero se deben eliminar los fallos mencionados anteriormente. Esto se hace troceándolas en trayectorias coherentes y desechando aquellas cadenas de puntos que sean demasiado cortas o incoherentes. La razón por la cual desechamos las que son demasiado cortas es porque no puede aportar información.</text:p>
      <text:h text:style-name="Título2" text:outline-level="2">Trayectorias Conceptuales</text:h>
      <text:p text:style-name="P7">Una trayectoria conceptual se obtiene mediante una transformación de una trayectoria en bruto que<text:s/>han<text:s/>sido procesadas para eliminar los fallos. Al hacer esta transformación lo que obtenemos es otra vez una serie de puntos, pero ahora estos representan paradas. En este caso las paradas son aquellos puntos en los que estimamos que se ha detenido el usuario. Estos están formados por latitud, longitud, tiempo de inicio de la parada y el tiempo de fin de la parada.</text:p>
      <text:p text:style-name="Textbody">En las trayectorias hasta ahora lo que teníamos era una gran cantidad de puntos en los que había estado el usuario y cuando. Ahora lo que tenemos es un numero mucho<text:s/>más<text:s/>reducido de puntos que representan en que punto geográfico ha estado parado y en que intervalos de tiempo. También sabemos en<text:s/>qué<text:s/>orden se ha movido entre estos puntos.</text:p>
      <text:h text:style-name="Título2" text:outline-level="2">Trayectorias Semánticas</text:h>
      <text:p text:style-name="P8"><text:tab/>Una trayectoria semántica se construye a partir de una trayectoria conceptual. Lo que se busca en este nivel es dar un significado a las paradas que teníamos en las trayectorias conceptuales. Para ello lo que hacemos es obtener el lugar donde se a detenido, pero en vez de en coordenadas semánticamente. Planteando lo de otra manera lo que queremos saber es que hay en esas coordenadas físicamente.<text:s/></text:p>
      <text:p text:style-name="P9">Por ejemplo, si ha estado en un bar parado queremos saber que bar, de que calle, de que ciudad, de que país, etc. Todos los datos que podamos obtener de ese sitio donde ha estado parado el usuario.</text:p>
      <text:p text:style-name="P10">También queremos seguir manteniendo el orden y agruparemos aquellas paradas que suceden<text:s/><text:soft-page-break/>dentro de la misma localización semántica. Con esto lo que buscamos obtener es una ruta con los lugares en los que se ha ido deteniendo el usuario.</text:p>
      <text:p text:style-name="P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Embossing Tape 3 BRK" svg:font-family="Embossing Tape 3 BRK"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UBUcuerpoTrabajo" style:default-outline-level="1">
      <style:paragraph-properties fo:margin-top="0.1652in" fo:margin-bottom="0.0826in"/>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UBUcuerpoTrabajo" style:display-name="UBUcuerpoTrabajo" style:family="paragraph" style:parent-style-name="Textbody">
      <style:paragraph-properties fo:margin-bottom="0in" fo:text-indent="0.1965in"/>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Illustration" style:display-name="Illustration"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Footnoteanchor" style:display-name="Footnote anchor" style:family="text">
      <style:text-properties style:text-position="super 66.6%"/>
    </style:style>
    <style:style style:name="FootnoteSymbol" style:display-name="Footnote Symbol" style:family="text"/>
    <style:style style:name="Ref.denotaalpie" style:display-name="Ref. de nota al pie" style:family="text" style:parent-style-name="Fuentedepárrafopredeter.">
      <style:text-properties style:text-position="super 66.6%"/>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902in" fo:margin-right="0.5902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393in"/>
      </style:footer-style>
    </style:page-layout>
    <style:style style:name="P2" style:parent-style-name="Normal" style:family="paragraph">
      <style:paragraph-properties fo:text-align="center"/>
    </style:style>
    <style:style style:name="T3" style:parent-style-name="Fuentedepárrafopredeter." style:family="text">
      <style:text-properties style:font-name="Embossing Tape 3 BRK" fo:color="#C0C0C0" fo:font-size="32pt" style:font-size-asian="32pt" style:font-size-complex="32pt"/>
    </style:style>
    <number:date-style style:name="N4" number:language="es" number:country="ES">
      <number:day number:style="long" number:calendar="gregorian"/>
      <number:text>/</number:text>
      <number:month number:textual="true" number:calendar="gregorian"/>
      <number:text>/</number:text>
      <number:year number:calendar="gregorian"/>
    </number:date-style>
    <style:style style:family="graphic" style:name="a0" style:parent-style-name="Graphics">
      <style:graphic-properties fo:wrap-option="no-wrap" fo:border="0.01042in none" fo:padding-top="0.04921in" fo:padding-bottom="0.04921in" fo:padding-left="0.09843in" fo:padding-right="0.09843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iedepágina"><draw:frame draw:z-index="251659264" draw:id="id0" draw:style-name="a0" draw:transform="translate(-6.54653in -0.83646in) rotate(-0.96377) translate(3.2431in 16.60899in)" draw:name="Cuadro de texto 1" text:anchor-type="paragraph" svg:width="13.09306in" svg:height="1.67292in" style:rel-width="scale" style:rel-height="scale"><draw:text-box><text:p text:style-name="P2"><text:span text:style-name="T3">Borrador</text:span></text:p></draw:text-box><svg:title/><svg:desc/></draw:frame><text:file-name text:fixed="false" text:display="name-and-extension">3_ConceptosTeoricos.odt</text:file-name><text:s/>v.<text:editing-cycles text:fixed="false">15</text:editing-cycles><text:s/><text:title text:fixed="false"/><text:modification-date style:data-style-name="N4">09/abr.19</text:modification-date><text:tab/><text:tab/><text:page-number text:fixed="false">1</text:page-number>/<text:page-count>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pa </meta:initial-creator>
    <dc:creator>Hector Cogollos Adrian</dc:creator>
    <meta:creation-date>2014-01-25T22:22:00Z</meta:creation-date>
    <dc:date>2019-05-21T21:22:00Z</dc:date>
    <meta:print-date>2015-07-18T14:21:00Z</meta:print-date>
    <meta:template xlink:href="Normal.dotm" xlink:type="simple"/>
    <meta:editing-cycles>19</meta:editing-cycles>
    <meta:editing-duration>PT8100S</meta:editing-duration>
    <meta:document-statistic meta:page-count="2" meta:paragraph-count="6" meta:word-count="522" meta:character-count="3392" meta:row-count="23" meta:non-whitespace-character-count="2876"/>
  </office:meta>
</office:document-meta>
</file>